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0" style:apply-style-name="No_20_tile" style:base-cell-address="layer1.A1"/>
      <style:map style:condition="cell-content()=24" style:apply-style-name="Ground" style:base-cell-address="layer1.A1"/>
      <style:map style:condition="cell-content()=25" style:apply-style-name="Stone" style:base-cell-address="layer1.A1"/>
    </style:style>
    <style:style style:name="ce3" style:family="table-cell" style:parent-style-name="Default">
      <style:map style:condition="cell-content()=0" style:apply-style-name="No_20_tile" style:base-cell-address="layer1.Q16"/>
      <style:map style:condition="cell-content()=24" style:apply-style-name="Ground" style:base-cell-address="layer1.Q16"/>
      <style:map style:condition="cell-content()=25" style:apply-style-name="Stone" style:base-cell-address="layer1.Q16"/>
    </style:style>
    <style:style style:name="ce4" style:family="table-cell" style:parent-style-name="Default">
      <style:map style:condition="cell-content()=0" style:apply-style-name="No_20_tile" style:base-cell-address="layer1.A1"/>
      <style:map style:condition="cell-content()=24" style:apply-style-name="Ground" style:base-cell-address="layer1.A1"/>
      <style:map style:condition="cell-content()=25" style:apply-style-name="Stone" style:base-cell-address="layer1.A1"/>
    </style:style>
    <style:style style:name="ce5" style:family="table-cell" style:parent-style-name="Default">
      <style:map style:condition="cell-content()=0" style:apply-style-name="No_20_tile" style:base-cell-address="layer1_2.A1"/>
      <style:map style:condition="cell-content()=24" style:apply-style-name="Ground" style:base-cell-address="layer1_2.A1"/>
      <style:map style:condition="cell-content()=25" style:apply-style-name="Stone" style:base-cell-address="layer1_2.A1"/>
    </style:style>
    <style:style style:name="ce6" style:family="table-cell" style:parent-style-name="Default">
      <style:map style:condition="cell-content()=0" style:apply-style-name="No_20_tile" style:base-cell-address="layer1_2.A1"/>
      <style:map style:condition="cell-content()=24" style:apply-style-name="Ground" style:base-cell-address="layer1_2.A1"/>
      <style:map style:condition="cell-content()=25" style:apply-style-name="Stone" style:base-cell-address="layer1_2.A1"/>
    </style:style>
    <style:style style:name="ce7" style:family="table-cell" style:parent-style-name="Default">
      <style:map style:condition="cell-content()=0" style:apply-style-name="No_20_tile" style:base-cell-address="layer1_2.B14"/>
      <style:map style:condition="cell-content()=24" style:apply-style-name="Ground" style:base-cell-address="layer1_2.B14"/>
      <style:map style:condition="cell-content()=25" style:apply-style-name="Stone" style:base-cell-address="layer1_2.B14"/>
    </style:style>
    <style:style style:name="ce8" style:family="table-cell" style:parent-style-name="Default">
      <style:map style:condition="cell-content()=0" style:apply-style-name="No_20_tile" style:base-cell-address="layer1_2.B15"/>
      <style:map style:condition="cell-content()=24" style:apply-style-name="Ground" style:base-cell-address="layer1_2.B15"/>
      <style:map style:condition="cell-content()=25" style:apply-style-name="Stone" style:base-cell-address="layer1_2.B15"/>
    </style:style>
    <style:style style:name="ce9" style:family="table-cell" style:parent-style-name="Default">
      <style:map style:condition="cell-content()=0" style:apply-style-name="No_20_tile" style:base-cell-address="layer1_2.B16"/>
      <style:map style:condition="cell-content()=24" style:apply-style-name="Ground" style:base-cell-address="layer1_2.B16"/>
      <style:map style:condition="cell-content()=25" style:apply-style-name="Stone" style:base-cell-address="layer1_2.B16"/>
    </style:style>
    <style:style style:name="ce10" style:family="table-cell" style:parent-style-name="Default">
      <style:map style:condition="cell-content()=0" style:apply-style-name="No_20_tile" style:base-cell-address="layer1_2.B17"/>
      <style:map style:condition="cell-content()=24" style:apply-style-name="Ground" style:base-cell-address="layer1_2.B17"/>
      <style:map style:condition="cell-content()=25" style:apply-style-name="Stone" style:base-cell-address="layer1_2.B17"/>
    </style:style>
    <style:style style:name="ce11" style:family="table-cell" style:parent-style-name="Default">
      <style:map style:condition="cell-content()=0" style:apply-style-name="No_20_tile" style:base-cell-address="layer1_2.B18"/>
      <style:map style:condition="cell-content()=24" style:apply-style-name="Ground" style:base-cell-address="layer1_2.B18"/>
      <style:map style:condition="cell-content()=25" style:apply-style-name="Stone" style:base-cell-address="layer1_2.B18"/>
    </style:style>
    <style:style style:name="ce12" style:family="table-cell" style:parent-style-name="Default">
      <style:map style:condition="cell-content()=0" style:apply-style-name="No_20_tile" style:base-cell-address="layer1_2.B19"/>
      <style:map style:condition="cell-content()=24" style:apply-style-name="Ground" style:base-cell-address="layer1_2.B19"/>
      <style:map style:condition="cell-content()=25" style:apply-style-name="Stone" style:base-cell-address="layer1_2.B19"/>
    </style:style>
    <style:style style:name="ce13" style:family="table-cell" style:parent-style-name="Default">
      <style:map style:condition="cell-content()=0" style:apply-style-name="No_20_tile" style:base-cell-address="layer1_2.B20"/>
      <style:map style:condition="cell-content()=24" style:apply-style-name="Ground" style:base-cell-address="layer1_2.B20"/>
      <style:map style:condition="cell-content()=25" style:apply-style-name="Stone" style:base-cell-address="layer1_2.B20"/>
    </style:style>
    <style:style style:name="ce14" style:family="table-cell" style:parent-style-name="Default">
      <style:map style:condition="cell-content()=0" style:apply-style-name="No_20_tile" style:base-cell-address="layer1_2.C13"/>
      <style:map style:condition="cell-content()=24" style:apply-style-name="Ground" style:base-cell-address="layer1_2.C13"/>
      <style:map style:condition="cell-content()=25" style:apply-style-name="Stone" style:base-cell-address="layer1_2.C13"/>
    </style:style>
    <style:style style:name="ce15" style:family="table-cell" style:parent-style-name="Default">
      <style:map style:condition="cell-content()=0" style:apply-style-name="No_20_tile" style:base-cell-address="layer1_2.C20"/>
      <style:map style:condition="cell-content()=24" style:apply-style-name="Ground" style:base-cell-address="layer1_2.C20"/>
      <style:map style:condition="cell-content()=25" style:apply-style-name="Stone" style:base-cell-address="layer1_2.C20"/>
    </style:style>
    <style:style style:name="ce16" style:family="table-cell" style:parent-style-name="Default">
      <style:map style:condition="cell-content()=0" style:apply-style-name="No_20_tile" style:base-cell-address="layer1_2.C21"/>
      <style:map style:condition="cell-content()=24" style:apply-style-name="Ground" style:base-cell-address="layer1_2.C21"/>
      <style:map style:condition="cell-content()=25" style:apply-style-name="Stone" style:base-cell-address="layer1_2.C21"/>
    </style:style>
    <style:style style:name="ce17" style:family="table-cell" style:parent-style-name="Default">
      <style:map style:condition="cell-content()=0" style:apply-style-name="No_20_tile" style:base-cell-address="layer1_2.D11"/>
      <style:map style:condition="cell-content()=24" style:apply-style-name="Ground" style:base-cell-address="layer1_2.D11"/>
      <style:map style:condition="cell-content()=25" style:apply-style-name="Stone" style:base-cell-address="layer1_2.D11"/>
    </style:style>
    <style:style style:name="ce18" style:family="table-cell" style:parent-style-name="Default">
      <style:map style:condition="cell-content()=0" style:apply-style-name="No_20_tile" style:base-cell-address="layer1_2.D12"/>
      <style:map style:condition="cell-content()=24" style:apply-style-name="Ground" style:base-cell-address="layer1_2.D12"/>
      <style:map style:condition="cell-content()=25" style:apply-style-name="Stone" style:base-cell-address="layer1_2.D12"/>
    </style:style>
    <style:style style:name="ce19" style:family="table-cell" style:parent-style-name="Default">
      <style:map style:condition="cell-content()=0" style:apply-style-name="No_20_tile" style:base-cell-address="layer1_2.D21"/>
      <style:map style:condition="cell-content()=24" style:apply-style-name="Ground" style:base-cell-address="layer1_2.D21"/>
      <style:map style:condition="cell-content()=25" style:apply-style-name="Stone" style:base-cell-address="layer1_2.D21"/>
    </style:style>
    <style:style style:name="ce20" style:family="table-cell" style:parent-style-name="Default">
      <style:map style:condition="cell-content()=0" style:apply-style-name="No_20_tile" style:base-cell-address="layer1_2.E21"/>
      <style:map style:condition="cell-content()=24" style:apply-style-name="Ground" style:base-cell-address="layer1_2.E21"/>
      <style:map style:condition="cell-content()=25" style:apply-style-name="Stone" style:base-cell-address="layer1_2.E21"/>
    </style:style>
    <style:style style:name="ce21" style:family="table-cell" style:parent-style-name="Default">
      <style:map style:condition="cell-content()=0" style:apply-style-name="No_20_tile" style:base-cell-address="layer1_2.F21"/>
      <style:map style:condition="cell-content()=24" style:apply-style-name="Ground" style:base-cell-address="layer1_2.F21"/>
      <style:map style:condition="cell-content()=25" style:apply-style-name="Stone" style:base-cell-address="layer1_2.F21"/>
    </style:style>
    <style:style style:name="ce22" style:family="table-cell" style:parent-style-name="Default">
      <style:map style:condition="cell-content()=0" style:apply-style-name="No_20_tile" style:base-cell-address="layer1_2.G21"/>
      <style:map style:condition="cell-content()=24" style:apply-style-name="Ground" style:base-cell-address="layer1_2.G21"/>
      <style:map style:condition="cell-content()=25" style:apply-style-name="Stone" style:base-cell-address="layer1_2.G21"/>
    </style:style>
    <style:style style:name="ce23" style:family="table-cell" style:parent-style-name="Default">
      <style:map style:condition="cell-content()=0" style:apply-style-name="No_20_tile" style:base-cell-address="layer1_2.H21"/>
      <style:map style:condition="cell-content()=24" style:apply-style-name="Ground" style:base-cell-address="layer1_2.H21"/>
      <style:map style:condition="cell-content()=25" style:apply-style-name="Stone" style:base-cell-address="layer1_2.H21"/>
    </style:style>
    <style:style style:name="ce24" style:family="table-cell" style:parent-style-name="Default">
      <style:map style:condition="cell-content()=0" style:apply-style-name="No_20_tile" style:base-cell-address="layer1_2.I19"/>
      <style:map style:condition="cell-content()=24" style:apply-style-name="Ground" style:base-cell-address="layer1_2.I19"/>
      <style:map style:condition="cell-content()=25" style:apply-style-name="Stone" style:base-cell-address="layer1_2.I19"/>
    </style:style>
    <style:style style:name="ce25" style:family="table-cell" style:parent-style-name="Default">
      <style:map style:condition="cell-content()=0" style:apply-style-name="No_20_tile" style:base-cell-address="layer1_2.I20"/>
      <style:map style:condition="cell-content()=24" style:apply-style-name="Ground" style:base-cell-address="layer1_2.I20"/>
      <style:map style:condition="cell-content()=25" style:apply-style-name="Stone" style:base-cell-address="layer1_2.I20"/>
    </style:style>
    <style:style style:name="ce26" style:family="table-cell" style:parent-style-name="Default">
      <style:map style:condition="cell-content()=0" style:apply-style-name="No_20_tile" style:base-cell-address="layer1_2.J18"/>
      <style:map style:condition="cell-content()=24" style:apply-style-name="Ground" style:base-cell-address="layer1_2.J18"/>
      <style:map style:condition="cell-content()=25" style:apply-style-name="Stone" style:base-cell-address="layer1_2.J18"/>
    </style:style>
    <style:style style:name="ce27" style:family="table-cell" style:parent-style-name="Default">
      <style:map style:condition="cell-content()=0" style:apply-style-name="No_20_tile" style:base-cell-address="layer1_2.K18"/>
      <style:map style:condition="cell-content()=24" style:apply-style-name="Ground" style:base-cell-address="layer1_2.K18"/>
      <style:map style:condition="cell-content()=25" style:apply-style-name="Stone" style:base-cell-address="layer1_2.K18"/>
    </style:style>
    <style:style style:name="ce28" style:family="table-cell" style:parent-style-name="Default">
      <style:map style:condition="cell-content()=0" style:apply-style-name="No_20_tile" style:base-cell-address="layer1_2.Q16"/>
      <style:map style:condition="cell-content()=24" style:apply-style-name="Ground" style:base-cell-address="layer1_2.Q16"/>
      <style:map style:condition="cell-content()=25" style:apply-style-name="Stone" style:base-cell-address="layer1_2.Q16"/>
    </style:style>
    <style:style style:name="ce29" style:family="table-cell" style:parent-style-name="Default">
      <style:map style:condition="cell-content()=0" style:apply-style-name="No_20_tile" style:base-cell-address="layer1_2.A1"/>
      <style:map style:condition="cell-content()=24" style:apply-style-name="Ground" style:base-cell-address="layer1_2.A1"/>
      <style:map style:condition="cell-content()=25" style:apply-style-name="Stone" style:base-cell-address="layer1_2.A1"/>
    </style:style>
  </office:automatic-styles>
  <office:body>
    <office:spreadsheet>
      <table:calculation-settings table:automatic-find-labels="false" table:use-regular-expressions="false" table:use-wildcards="true"/>
      <table:table table:name="layer1" table:style-name="ta1">
        <table:table-column table:style-name="co1" table:number-columns-repeated="38" table:default-cell-style-name="ce1"/>
        <table:table-column table:style-name="co2" table:number-columns-repeated="986" table:default-cell-style-name="ce1"/>
        <table:table-row table:style-name="ro1">
          <table:table-cell table:number-columns-repeated="28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5" calcext:value-type="float">
            <text:p>2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25" calcext:value-type="float">
            <text:p>2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5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table:number-columns-repeated="99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layer1.A24:layer1.AMJ1048576 layer1.A17:layer1.P19 layer1.R16:layer1.AMJ17 layer1.Q18:layer1.X19 layer1.A14:layer1.G16 layer1.H14:layer1.AMJ15 layer1.H16:layer1.P16 layer1.A1:layer1.AMJ13 layer1.A20:layer1.X23 layer1.Y18:layer1.AMJ23">
            <calcext:condition calcext:apply-style-name="No tile" calcext:value="=0" calcext:base-cell-address="layer1.A1"/>
            <calcext:condition calcext:apply-style-name="Ground" calcext:value="=24" calcext:base-cell-address="layer1.A1"/>
            <calcext:condition calcext:apply-style-name="Stone" calcext:value="=25" calcext:base-cell-address="layer1.A1"/>
          </calcext:conditional-format>
          <calcext:conditional-format calcext:target-range-address="layer1.Q16:layer1.R19">
            <calcext:condition calcext:apply-style-name="No tile" calcext:value="=0" calcext:base-cell-address="layer1.Q16"/>
            <calcext:condition calcext:apply-style-name="Ground" calcext:value="=24" calcext:base-cell-address="layer1.Q16"/>
            <calcext:condition calcext:apply-style-name="Stone" calcext:value="=25" calcext:base-cell-address="layer1.Q16"/>
          </calcext:conditional-format>
        </calcext:conditional-formats>
      </table:table>
      <table:table table:name="layer1_2" table:style-name="ta1">
        <table:table-column table:style-name="co1" table:number-columns-repeated="38" table:default-cell-style-name="ce6"/>
        <table:table-column table:style-name="co2" table:number-columns-repeated="986" table:default-cell-style-name="ce6"/>
        <table:table-row table:style-name="ro1">
          <table:table-cell table:number-columns-repeated="28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9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2" table:style-name="ce5" office:value-type="float" office:value="24" calcext:value-type="float">
            <text:p>24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4" table:style-name="ce5" office:value-type="float" office:value="24" calcext:value-type="float">
            <text:p>2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33" calcext:value-type="float">
            <text:p>33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2" table:style-name="ce5" office:value-type="float" office:value="24" calcext:value-type="float">
            <text:p>24</text:p>
          </table:table-cell>
          <table:table-cell table:number-columns-repeated="3" table:style-name="ce5" office:value-type="float" office:value="25" calcext:value-type="float">
            <text:p>25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5" table:style-name="ce5" office:value-type="float" office:value="25" calcext:value-type="float">
            <text:p>25</text:p>
          </table:table-cell>
          <table:table-cell table:number-columns-repeated="2" table:style-name="ce5" office:value-type="float" office:value="33" calcext:value-type="float">
            <text:p>33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5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24" calcext:value-type="float">
            <text:p>24</text:p>
          </table:table-cell>
          <table:table-cell table:number-columns-repeated="2" table:style-name="ce5" office:value-type="float" office:value="25" calcext:value-type="float">
            <text:p>25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8" table:style-name="ce5" office:value-type="float" office:value="25" calcext:value-type="float">
            <text:p>25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5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24" calcext:value-type="float">
            <text:p>24</text:p>
          </table:table-cell>
          <table:table-cell table:number-columns-repeated="2" table:style-name="ce5" office:value-type="float" office:value="25" calcext:value-type="float">
            <text:p>25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9" table:style-name="ce5" office:value-type="float" office:value="25" calcext:value-type="float">
            <text:p>25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5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24" calcext:value-type="float">
            <text:p>24</text:p>
          </table:table-cell>
          <table:table-cell table:number-columns-repeated="4" table:style-name="ce5" office:value-type="float" office:value="25" calcext:value-type="float">
            <text:p>2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 table:style-name="ce5" office:value-type="float" office:value="25" calcext:value-type="float">
            <text:p>2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25" calcext:value-type="float">
            <text:p>25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5"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24" calcext:value-type="float">
            <text:p>24</text:p>
          </table:table-cell>
          <table:table-cell table:number-columns-repeated="3" table:style-name="ce5" office:value-type="float" office:value="25" calcext:value-type="float">
            <text:p>2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3" table:style-name="ce5" office:value-type="float" office:value="25" calcext:value-type="float">
            <text:p>25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table:style-name="ce17" office:value-type="float" office:value="36" calcext:value-type="float">
            <text:p>3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24" calcext:value-type="float">
            <text:p>2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25" calcext:value-type="float">
            <text:p>2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36" calcext:value-type="float">
            <text:p>3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25" calcext:value-type="float">
            <text:p>25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table:style-name="ce18" office:value-type="float" office:value="36" calcext:value-type="float">
            <text:p>36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2" table:style-name="ce5" office:value-type="float" office:value="24" calcext:value-type="float">
            <text:p>24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25" calcext:value-type="float">
            <text:p>2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36" calcext:value-type="float">
            <text:p>3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25" calcext:value-type="float">
            <text:p>25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" table:style-name="ce5" office:value-type="float" office:value="0" calcext:value-type="float">
            <text:p>0</text:p>
          </table:table-cell>
          <table:table-cell table:style-name="ce14" office:value-type="float" office:value="36" calcext:value-type="float">
            <text:p>36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4" table:style-name="ce5" office:value-type="float" office:value="24" calcext:value-type="float">
            <text:p>2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25" calcext:value-type="float">
            <text:p>2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6" table:style-name="ce5" office:value-type="float" office:value="25" calcext:value-type="float">
            <text:p>25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7" office:value-type="float" office:value="36" calcext:value-type="float">
            <text:p>36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6" table:style-name="ce5" office:value-type="float" office:value="24" calcext:value-type="float">
            <text:p>2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25" calcext:value-type="float">
            <text:p>2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7" table:style-name="ce5" office:value-type="float" office:value="25" calcext:value-type="float">
            <text:p>25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8" office:value-type="float" office:value="36" calcext:value-type="float">
            <text:p>36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6" table:style-name="ce5" office:value-type="float" office:value="24" calcext:value-type="float">
            <text:p>2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4" table:style-name="ce5" office:value-type="float" office:value="25" calcext:value-type="float">
            <text:p>2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25" calcext:value-type="float">
            <text:p>2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25" calcext:value-type="float">
            <text:p>2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9" office:value-type="float" office:value="36" calcext:value-type="float">
            <text:p>36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6" table:style-name="ce5" office:value-type="float" office:value="24" calcext:value-type="float">
            <text:p>2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2" table:style-name="ce5" office:value-type="float" office:value="24" calcext:value-type="float">
            <text:p>24</text:p>
          </table:table-cell>
          <table:table-cell table:style-name="ce28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2" table:style-name="ce5" office:value-type="float" office:value="25" calcext:value-type="float">
            <text:p>2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25" calcext:value-type="float">
            <text:p>2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0" office:value-type="float" office:value="36" calcext:value-type="float">
            <text:p>36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5" table:style-name="ce5" office:value-type="float" office:value="24" calcext:value-type="float">
            <text:p>24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4" calcext:value-type="float">
            <text:p>24</text:p>
          </table:table-cell>
          <table:table-cell table:style-name="ce28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2" table:style-name="ce5" office:value-type="float" office:value="25" calcext:value-type="float">
            <text:p>2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25" calcext:value-type="float">
            <text:p>2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1" office:value-type="float" office:value="36" calcext:value-type="float">
            <text:p>36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4" table:style-name="ce5" office:value-type="float" office:value="24" calcext:value-type="float">
            <text:p>2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6" office:value-type="float" office:value="36" calcext:value-type="float">
            <text:p>36</text:p>
          </table:table-cell>
          <table:table-cell table:style-name="ce27" office:value-type="float" office:value="36" calcext:value-type="float">
            <text:p>3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2" table:style-name="ce29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25" calcext:value-type="float">
            <text:p>2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2" office:value-type="float" office:value="36" calcext:value-type="float">
            <text:p>36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2" table:style-name="ce5" office:value-type="float" office:value="24" calcext:value-type="float">
            <text:p>2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24" office:value-type="float" office:value="36" calcext:value-type="float">
            <text:p>36</text:p>
          </table:table-cell>
          <table:table-cell table:number-columns-repeated="2" table:style-name="ce5" office:value-type="float" office:value="36" calcext:value-type="float">
            <text:p>36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2" table:style-name="ce29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25" calcext:value-type="float">
            <text:p>2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3" office:value-type="float" office:value="36" calcext:value-type="float">
            <text:p>36</text:p>
          </table:table-cell>
          <table:table-cell table:style-name="ce15" office:value-type="float" office:value="36" calcext:value-type="float">
            <text:p>36</text:p>
          </table:table-cell>
          <table:table-cell table:number-columns-repeated="2" table:style-name="ce5" office:value-type="float" office:value="32" calcext:value-type="float">
            <text:p>3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25" office:value-type="float" office:value="36" calcext:value-type="float">
            <text:p>36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25" calcext:value-type="float">
            <text:p>2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36" calcext:value-type="float">
            <text:p>36</text:p>
          </table:table-cell>
          <table:table-cell table:style-name="ce19" office:value-type="float" office:value="36" calcext:value-type="float">
            <text:p>36</text:p>
          </table:table-cell>
          <table:table-cell table:style-name="ce20" office:value-type="float" office:value="36" calcext:value-type="float">
            <text:p>36</text:p>
          </table:table-cell>
          <table:table-cell table:style-name="ce21" office:value-type="float" office:value="36" calcext:value-type="float">
            <text:p>36</text:p>
          </table:table-cell>
          <table:table-cell table:style-name="ce22" office:value-type="float" office:value="36" calcext:value-type="float">
            <text:p>36</text:p>
          </table:table-cell>
          <table:table-cell table:style-name="ce23" office:value-type="float" office:value="36" calcext:value-type="float">
            <text:p>3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7" table:style-name="ce5" office:value-type="float" office:value="24" calcext:value-type="float">
            <text:p>24</text:p>
          </table:table-cell>
          <table:table-cell table:number-columns-repeated="2" table:style-name="ce5" office:value-type="float" office:value="25" calcext:value-type="float">
            <text:p>2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25" calcext:value-type="float">
            <text:p>2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10" table:style-name="ce5" office:value-type="float" office:value="0" calcext:value-type="float">
            <text:p>0</text:p>
          </table:table-cell>
          <table:table-cell table:number-columns-repeated="7" table:style-name="ce5" office:value-type="float" office:value="24" calcext:value-type="float">
            <text:p>24</text:p>
          </table:table-cell>
          <table:table-cell table:number-columns-repeated="8" table:style-name="ce5" office:value-type="float" office:value="25" calcext:value-type="float">
            <text:p>2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9" table:style-name="ce5" office:value-type="float" office:value="0" calcext:value-type="float">
            <text:p>0</text:p>
          </table:table-cell>
          <table:table-cell table:number-columns-repeated="7" table:style-name="ce5" office:value-type="float" office:value="24" calcext:value-type="float">
            <text:p>2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7" table:style-name="ce5" office:value-type="float" office:value="25" calcext:value-type="float">
            <text:p>2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8" table:style-name="ce5" office:value-type="float" office:value="0" calcext:value-type="float">
            <text:p>0</text:p>
          </table:table-cell>
          <table:table-cell table:number-columns-repeated="8" table:style-name="ce5" office:value-type="float" office:value="24" calcext:value-type="float">
            <text:p>2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25" calcext:value-type="float">
            <text:p>25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8" table:style-name="ce5" office:value-type="float" office:value="0" calcext:value-type="float">
            <text:p>0</text:p>
          </table:table-cell>
          <table:table-cell table:number-columns-repeated="8" table:style-name="ce5" office:value-type="float" office:value="24" calcext:value-type="float">
            <text:p>2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25" calcext:value-type="float">
            <text:p>25</text:p>
          </table:table-cell>
          <table:table-cell table:number-columns-repeated="3" table:style-name="ce5" office:value-type="float" office:value="24" calcext:value-type="float">
            <text:p>24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8" table:style-name="ce5" office:value-type="float" office:value="0" calcext:value-type="float">
            <text:p>0</text:p>
          </table:table-cell>
          <table:table-cell table:number-columns-repeated="7" table:style-name="ce5" office:value-type="float" office:value="24" calcext:value-type="float">
            <text:p>24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24" calcext:value-type="float">
            <text:p>24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24" calcext:value-type="float">
            <text:p>24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24" calcext:value-type="float">
            <text:p>24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10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24" calcext:value-type="float">
            <text:p>24</text:p>
          </table:table-cell>
          <table:table-cell table:number-columns-repeated="16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table:style-name="ce5" office:value-type="float" office:value="0" calcext:value-type="float">
            <text:p>0</text:p>
          </table:table-cell>
          <table:table-cell table:number-columns-repeated="99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layer1_2.A24:layer1_2.AMJ1048576 layer1_2.C16:layer1_2.P17 layer1_2.R16:layer1_2.AMJ17 layer1_2.Q18:layer1_2.X19 layer1_2.C14:layer1_2.G14 layer1_2.H14:layer1_2.AMJ15 layer1_2.A1:layer1_2.AMJ10 layer1_2.A22:layer1_2.X23 layer1_2.Y18:layer1_2.AMJ23 layer1_2.J19:layer1_2.P19 layer1_2.C18:layer1_2.I18 layer1_2.L18:layer1_2.P18 layer1_2.C19:layer1_2.H19 layer1_2.J20:layer1_2.X20 layer1_2.A21:layer1_2.B21 layer1_2.I21:layer1_2.X21 layer1_2.D20:layer1_2.H20 layer1_2.A14:layer1_2.A21 layer1_2.C15:layer1_2.G15 layer1_2.A13:layer1_2.B13 layer1_2.D13:layer1_2.AMJ13 layer1_2.A11:layer1_2.C12 layer1_2.E11:layer1_2.AMJ12">
            <calcext:condition calcext:apply-style-name="No tile" calcext:value="=0" calcext:base-cell-address="layer1_2.A1"/>
            <calcext:condition calcext:apply-style-name="Ground" calcext:value="=24" calcext:base-cell-address="layer1_2.A1"/>
            <calcext:condition calcext:apply-style-name="Stone" calcext:value="=25" calcext:base-cell-address="layer1_2.A1"/>
          </calcext:conditional-format>
          <calcext:conditional-format calcext:target-range-address="layer1_2.Q16:layer1_2.R19">
            <calcext:condition calcext:apply-style-name="No tile" calcext:value="=0" calcext:base-cell-address="layer1_2.Q16"/>
            <calcext:condition calcext:apply-style-name="Ground" calcext:value="=24" calcext:base-cell-address="layer1_2.Q16"/>
            <calcext:condition calcext:apply-style-name="Stone" calcext:value="=25" calcext:base-cell-address="layer1_2.Q16"/>
          </calcext:conditional-format>
          <calcext:conditional-format calcext:target-range-address="layer1_2.A1:layer1_2.AB10 layer1_2.A22:layer1_2.AB46 layer1_2.C18:layer1_2.I18 layer1_2.L18:layer1_2.AB18 layer1_2.C19:layer1_2.H19 layer1_2.J19:layer1_2.AB20 layer1_2.A21:layer1_2.B21 layer1_2.I21:layer1_2.AB21 layer1_2.D20:layer1_2.H20 layer1_2.A14:layer1_2.A21 layer1_2.C14:layer1_2.AB17 layer1_2.A13:layer1_2.B13 layer1_2.D13:layer1_2.AB13 layer1_2.A11:layer1_2.C12 layer1_2.E11:layer1_2.AB12">
            <calcext:condition calcext:apply-style-name="wall" calcext:value="between(32,36)" calcext:base-cell-address="layer1_2.A1"/>
          </calcext:conditional-format>
          <calcext:conditional-format calcext:target-range-address="layer1_2.J18:layer1_2.J18">
            <calcext:condition calcext:apply-style-name="No tile" calcext:value="=0" calcext:base-cell-address="layer1_2.J18"/>
            <calcext:condition calcext:apply-style-name="Ground" calcext:value="=24" calcext:base-cell-address="layer1_2.J18"/>
            <calcext:condition calcext:apply-style-name="Stone" calcext:value="=25" calcext:base-cell-address="layer1_2.J18"/>
          </calcext:conditional-format>
          <calcext:conditional-format calcext:target-range-address="layer1_2.J18:layer1_2.J18">
            <calcext:condition calcext:apply-style-name="wall" calcext:value="between(32,36)" calcext:base-cell-address="layer1_2.J18"/>
          </calcext:conditional-format>
          <calcext:conditional-format calcext:target-range-address="layer1_2.K18:layer1_2.K18">
            <calcext:condition calcext:apply-style-name="No tile" calcext:value="=0" calcext:base-cell-address="layer1_2.K18"/>
            <calcext:condition calcext:apply-style-name="Ground" calcext:value="=24" calcext:base-cell-address="layer1_2.K18"/>
            <calcext:condition calcext:apply-style-name="Stone" calcext:value="=25" calcext:base-cell-address="layer1_2.K18"/>
          </calcext:conditional-format>
          <calcext:conditional-format calcext:target-range-address="layer1_2.K18:layer1_2.K18">
            <calcext:condition calcext:apply-style-name="wall" calcext:value="between(32,36)" calcext:base-cell-address="layer1_2.K18"/>
          </calcext:conditional-format>
          <calcext:conditional-format calcext:target-range-address="layer1_2.I19:layer1_2.I19">
            <calcext:condition calcext:apply-style-name="No tile" calcext:value="=0" calcext:base-cell-address="layer1_2.I19"/>
            <calcext:condition calcext:apply-style-name="Ground" calcext:value="=24" calcext:base-cell-address="layer1_2.I19"/>
            <calcext:condition calcext:apply-style-name="Stone" calcext:value="=25" calcext:base-cell-address="layer1_2.I19"/>
          </calcext:conditional-format>
          <calcext:conditional-format calcext:target-range-address="layer1_2.I19:layer1_2.I19">
            <calcext:condition calcext:apply-style-name="wall" calcext:value="between(32,36)" calcext:base-cell-address="layer1_2.I19"/>
          </calcext:conditional-format>
          <calcext:conditional-format calcext:target-range-address="layer1_2.I20:layer1_2.I20">
            <calcext:condition calcext:apply-style-name="No tile" calcext:value="=0" calcext:base-cell-address="layer1_2.I20"/>
            <calcext:condition calcext:apply-style-name="Ground" calcext:value="=24" calcext:base-cell-address="layer1_2.I20"/>
            <calcext:condition calcext:apply-style-name="Stone" calcext:value="=25" calcext:base-cell-address="layer1_2.I20"/>
          </calcext:conditional-format>
          <calcext:conditional-format calcext:target-range-address="layer1_2.I20:layer1_2.I20">
            <calcext:condition calcext:apply-style-name="wall" calcext:value="between(32,36)" calcext:base-cell-address="layer1_2.I20"/>
          </calcext:conditional-format>
          <calcext:conditional-format calcext:target-range-address="layer1_2.H21:layer1_2.H21">
            <calcext:condition calcext:apply-style-name="No tile" calcext:value="=0" calcext:base-cell-address="layer1_2.H21"/>
            <calcext:condition calcext:apply-style-name="Ground" calcext:value="=24" calcext:base-cell-address="layer1_2.H21"/>
            <calcext:condition calcext:apply-style-name="Stone" calcext:value="=25" calcext:base-cell-address="layer1_2.H21"/>
          </calcext:conditional-format>
          <calcext:conditional-format calcext:target-range-address="layer1_2.H21:layer1_2.H21">
            <calcext:condition calcext:apply-style-name="wall" calcext:value="between(32,36)" calcext:base-cell-address="layer1_2.H21"/>
          </calcext:conditional-format>
          <calcext:conditional-format calcext:target-range-address="layer1_2.G21:layer1_2.G21">
            <calcext:condition calcext:apply-style-name="No tile" calcext:value="=0" calcext:base-cell-address="layer1_2.G21"/>
            <calcext:condition calcext:apply-style-name="Ground" calcext:value="=24" calcext:base-cell-address="layer1_2.G21"/>
            <calcext:condition calcext:apply-style-name="Stone" calcext:value="=25" calcext:base-cell-address="layer1_2.G21"/>
          </calcext:conditional-format>
          <calcext:conditional-format calcext:target-range-address="layer1_2.G21:layer1_2.G21">
            <calcext:condition calcext:apply-style-name="wall" calcext:value="between(32,36)" calcext:base-cell-address="layer1_2.G21"/>
          </calcext:conditional-format>
          <calcext:conditional-format calcext:target-range-address="layer1_2.F21:layer1_2.F21">
            <calcext:condition calcext:apply-style-name="No tile" calcext:value="=0" calcext:base-cell-address="layer1_2.F21"/>
            <calcext:condition calcext:apply-style-name="Ground" calcext:value="=24" calcext:base-cell-address="layer1_2.F21"/>
            <calcext:condition calcext:apply-style-name="Stone" calcext:value="=25" calcext:base-cell-address="layer1_2.F21"/>
          </calcext:conditional-format>
          <calcext:conditional-format calcext:target-range-address="layer1_2.F21:layer1_2.F21">
            <calcext:condition calcext:apply-style-name="wall" calcext:value="between(32,36)" calcext:base-cell-address="layer1_2.F21"/>
          </calcext:conditional-format>
          <calcext:conditional-format calcext:target-range-address="layer1_2.E21:layer1_2.E21">
            <calcext:condition calcext:apply-style-name="No tile" calcext:value="=0" calcext:base-cell-address="layer1_2.E21"/>
            <calcext:condition calcext:apply-style-name="Ground" calcext:value="=24" calcext:base-cell-address="layer1_2.E21"/>
            <calcext:condition calcext:apply-style-name="Stone" calcext:value="=25" calcext:base-cell-address="layer1_2.E21"/>
          </calcext:conditional-format>
          <calcext:conditional-format calcext:target-range-address="layer1_2.E21:layer1_2.E21">
            <calcext:condition calcext:apply-style-name="wall" calcext:value="between(32,36)" calcext:base-cell-address="layer1_2.E21"/>
          </calcext:conditional-format>
          <calcext:conditional-format calcext:target-range-address="layer1_2.D21:layer1_2.D21">
            <calcext:condition calcext:apply-style-name="No tile" calcext:value="=0" calcext:base-cell-address="layer1_2.D21"/>
            <calcext:condition calcext:apply-style-name="Ground" calcext:value="=24" calcext:base-cell-address="layer1_2.D21"/>
            <calcext:condition calcext:apply-style-name="Stone" calcext:value="=25" calcext:base-cell-address="layer1_2.D21"/>
          </calcext:conditional-format>
          <calcext:conditional-format calcext:target-range-address="layer1_2.D21:layer1_2.D21">
            <calcext:condition calcext:apply-style-name="wall" calcext:value="between(32,36)" calcext:base-cell-address="layer1_2.D21"/>
          </calcext:conditional-format>
          <calcext:conditional-format calcext:target-range-address="layer1_2.C21:layer1_2.C21">
            <calcext:condition calcext:apply-style-name="No tile" calcext:value="=0" calcext:base-cell-address="layer1_2.C21"/>
            <calcext:condition calcext:apply-style-name="Ground" calcext:value="=24" calcext:base-cell-address="layer1_2.C21"/>
            <calcext:condition calcext:apply-style-name="Stone" calcext:value="=25" calcext:base-cell-address="layer1_2.C21"/>
          </calcext:conditional-format>
          <calcext:conditional-format calcext:target-range-address="layer1_2.C21:layer1_2.C21">
            <calcext:condition calcext:apply-style-name="wall" calcext:value="between(32,36)" calcext:base-cell-address="layer1_2.C21"/>
          </calcext:conditional-format>
          <calcext:conditional-format calcext:target-range-address="layer1_2.C20:layer1_2.C20">
            <calcext:condition calcext:apply-style-name="No tile" calcext:value="=0" calcext:base-cell-address="layer1_2.C20"/>
            <calcext:condition calcext:apply-style-name="Ground" calcext:value="=24" calcext:base-cell-address="layer1_2.C20"/>
            <calcext:condition calcext:apply-style-name="Stone" calcext:value="=25" calcext:base-cell-address="layer1_2.C20"/>
          </calcext:conditional-format>
          <calcext:conditional-format calcext:target-range-address="layer1_2.C20:layer1_2.C20">
            <calcext:condition calcext:apply-style-name="wall" calcext:value="between(32,36)" calcext:base-cell-address="layer1_2.C20"/>
          </calcext:conditional-format>
          <calcext:conditional-format calcext:target-range-address="layer1_2.B20:layer1_2.B20">
            <calcext:condition calcext:apply-style-name="No tile" calcext:value="=0" calcext:base-cell-address="layer1_2.B20"/>
            <calcext:condition calcext:apply-style-name="Ground" calcext:value="=24" calcext:base-cell-address="layer1_2.B20"/>
            <calcext:condition calcext:apply-style-name="Stone" calcext:value="=25" calcext:base-cell-address="layer1_2.B20"/>
          </calcext:conditional-format>
          <calcext:conditional-format calcext:target-range-address="layer1_2.B20:layer1_2.B20">
            <calcext:condition calcext:apply-style-name="wall" calcext:value="between(32,36)" calcext:base-cell-address="layer1_2.B20"/>
          </calcext:conditional-format>
          <calcext:conditional-format calcext:target-range-address="layer1_2.B19:layer1_2.B19">
            <calcext:condition calcext:apply-style-name="No tile" calcext:value="=0" calcext:base-cell-address="layer1_2.B19"/>
            <calcext:condition calcext:apply-style-name="Ground" calcext:value="=24" calcext:base-cell-address="layer1_2.B19"/>
            <calcext:condition calcext:apply-style-name="Stone" calcext:value="=25" calcext:base-cell-address="layer1_2.B19"/>
          </calcext:conditional-format>
          <calcext:conditional-format calcext:target-range-address="layer1_2.B19:layer1_2.B19">
            <calcext:condition calcext:apply-style-name="wall" calcext:value="between(32,36)" calcext:base-cell-address="layer1_2.B19"/>
          </calcext:conditional-format>
          <calcext:conditional-format calcext:target-range-address="layer1_2.B18:layer1_2.B18">
            <calcext:condition calcext:apply-style-name="No tile" calcext:value="=0" calcext:base-cell-address="layer1_2.B18"/>
            <calcext:condition calcext:apply-style-name="Ground" calcext:value="=24" calcext:base-cell-address="layer1_2.B18"/>
            <calcext:condition calcext:apply-style-name="Stone" calcext:value="=25" calcext:base-cell-address="layer1_2.B18"/>
          </calcext:conditional-format>
          <calcext:conditional-format calcext:target-range-address="layer1_2.B18:layer1_2.B18">
            <calcext:condition calcext:apply-style-name="wall" calcext:value="between(32,36)" calcext:base-cell-address="layer1_2.B18"/>
          </calcext:conditional-format>
          <calcext:conditional-format calcext:target-range-address="layer1_2.B17:layer1_2.B17">
            <calcext:condition calcext:apply-style-name="No tile" calcext:value="=0" calcext:base-cell-address="layer1_2.B17"/>
            <calcext:condition calcext:apply-style-name="Ground" calcext:value="=24" calcext:base-cell-address="layer1_2.B17"/>
            <calcext:condition calcext:apply-style-name="Stone" calcext:value="=25" calcext:base-cell-address="layer1_2.B17"/>
          </calcext:conditional-format>
          <calcext:conditional-format calcext:target-range-address="layer1_2.B17:layer1_2.B17">
            <calcext:condition calcext:apply-style-name="wall" calcext:value="between(32,36)" calcext:base-cell-address="layer1_2.B17"/>
          </calcext:conditional-format>
          <calcext:conditional-format calcext:target-range-address="layer1_2.B16:layer1_2.B16">
            <calcext:condition calcext:apply-style-name="No tile" calcext:value="=0" calcext:base-cell-address="layer1_2.B16"/>
            <calcext:condition calcext:apply-style-name="Ground" calcext:value="=24" calcext:base-cell-address="layer1_2.B16"/>
            <calcext:condition calcext:apply-style-name="Stone" calcext:value="=25" calcext:base-cell-address="layer1_2.B16"/>
          </calcext:conditional-format>
          <calcext:conditional-format calcext:target-range-address="layer1_2.B16:layer1_2.B16">
            <calcext:condition calcext:apply-style-name="wall" calcext:value="between(32,36)" calcext:base-cell-address="layer1_2.B16"/>
          </calcext:conditional-format>
          <calcext:conditional-format calcext:target-range-address="layer1_2.B15:layer1_2.B15">
            <calcext:condition calcext:apply-style-name="No tile" calcext:value="=0" calcext:base-cell-address="layer1_2.B15"/>
            <calcext:condition calcext:apply-style-name="Ground" calcext:value="=24" calcext:base-cell-address="layer1_2.B15"/>
            <calcext:condition calcext:apply-style-name="Stone" calcext:value="=25" calcext:base-cell-address="layer1_2.B15"/>
          </calcext:conditional-format>
          <calcext:conditional-format calcext:target-range-address="layer1_2.B15:layer1_2.B15">
            <calcext:condition calcext:apply-style-name="wall" calcext:value="between(32,36)" calcext:base-cell-address="layer1_2.B15"/>
          </calcext:conditional-format>
          <calcext:conditional-format calcext:target-range-address="layer1_2.B14:layer1_2.B14">
            <calcext:condition calcext:apply-style-name="No tile" calcext:value="=0" calcext:base-cell-address="layer1_2.B14"/>
            <calcext:condition calcext:apply-style-name="Ground" calcext:value="=24" calcext:base-cell-address="layer1_2.B14"/>
            <calcext:condition calcext:apply-style-name="Stone" calcext:value="=25" calcext:base-cell-address="layer1_2.B14"/>
          </calcext:conditional-format>
          <calcext:conditional-format calcext:target-range-address="layer1_2.B14:layer1_2.B14">
            <calcext:condition calcext:apply-style-name="wall" calcext:value="between(32,36)" calcext:base-cell-address="layer1_2.B14"/>
          </calcext:conditional-format>
          <calcext:conditional-format calcext:target-range-address="layer1_2.C13:layer1_2.C13">
            <calcext:condition calcext:apply-style-name="No tile" calcext:value="=0" calcext:base-cell-address="layer1_2.C13"/>
            <calcext:condition calcext:apply-style-name="Ground" calcext:value="=24" calcext:base-cell-address="layer1_2.C13"/>
            <calcext:condition calcext:apply-style-name="Stone" calcext:value="=25" calcext:base-cell-address="layer1_2.C13"/>
          </calcext:conditional-format>
          <calcext:conditional-format calcext:target-range-address="layer1_2.C13:layer1_2.C13">
            <calcext:condition calcext:apply-style-name="wall" calcext:value="between(32,36)" calcext:base-cell-address="layer1_2.C13"/>
          </calcext:conditional-format>
          <calcext:conditional-format calcext:target-range-address="layer1_2.D12:layer1_2.D12">
            <calcext:condition calcext:apply-style-name="No tile" calcext:value="=0" calcext:base-cell-address="layer1_2.D12"/>
            <calcext:condition calcext:apply-style-name="Ground" calcext:value="=24" calcext:base-cell-address="layer1_2.D12"/>
            <calcext:condition calcext:apply-style-name="Stone" calcext:value="=25" calcext:base-cell-address="layer1_2.D12"/>
          </calcext:conditional-format>
          <calcext:conditional-format calcext:target-range-address="layer1_2.D12:layer1_2.D12">
            <calcext:condition calcext:apply-style-name="wall" calcext:value="between(32,36)" calcext:base-cell-address="layer1_2.D12"/>
          </calcext:conditional-format>
          <calcext:conditional-format calcext:target-range-address="layer1_2.D11:layer1_2.D11">
            <calcext:condition calcext:apply-style-name="No tile" calcext:value="=0" calcext:base-cell-address="layer1_2.D11"/>
            <calcext:condition calcext:apply-style-name="Ground" calcext:value="=24" calcext:base-cell-address="layer1_2.D11"/>
            <calcext:condition calcext:apply-style-name="Stone" calcext:value="=25" calcext:base-cell-address="layer1_2.D11"/>
          </calcext:conditional-format>
          <calcext:conditional-format calcext:target-range-address="layer1_2.D11:layer1_2.D11">
            <calcext:condition calcext:apply-style-name="wall" calcext:value="between(32,36)" calcext:base-cell-address="layer1_2.D1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_20_tile" style:display-name="No tile" style:family="table-cell" style:parent-style-name="Default"/>
    <style:style style:name="Ground" style:family="table-cell" style:parent-style-name="Default">
      <style:table-cell-properties fo:background-color="#684703"/>
    </style:style>
    <style:style style:name="Stone" style:family="table-cell" style:parent-style-name="Default">
      <style:table-cell-properties fo:background-color="#b2b2b2"/>
    </style:style>
    <style:style style:name="wall" style:family="table-cell" style:parent-style-name="Default">
      <style:table-cell-properties fo:background-color="#2b51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 style:data-style-name="N2" text:time-value="12:01:20.911099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4T21:13:22.151030024</meta:creation-date>
    <dc:date>2020-08-05T12:16:07.366249583</dc:date>
    <meta:editing-duration>PT14M21S</meta:editing-duration>
    <meta:editing-cycles>9</meta:editing-cycles>
    <meta:generator>LibreOffice/6.0.7.3$Linux_X86_64 LibreOffice_project/00m0$Build-3</meta:generator>
    <meta:document-statistic meta:table-count="2" meta:cell-count="2576" meta:object-count="0"/>
  </office:meta>
</office:document-meta>
</file>